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20pt" fo:font-weight="bold" officeooo:rsid="000548f4" officeooo:paragraph-rsid="000548f4" style:font-size-asian="20pt" style:font-weight-asian="bold" style:font-size-complex="20pt" style:font-weight-complex="bold"/>
    </style:style>
    <style:style style:name="P2" style:family="paragraph" style:parent-style-name="Standard">
      <style:text-properties fo:font-size="20pt" fo:font-weight="normal" officeooo:rsid="000548f4" officeooo:paragraph-rsid="000548f4" style:font-size-asian="20pt" style:font-weight-asian="normal" style:font-size-complex="20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orteermachine buizen webers</text:p>
      <text:p text:style-name="P1"/>
      <text:p text:style-name="P2">schijf 1 : 130 tot 160 , 400 stappen</text:p>
      <text:p text:style-name="P2">schijf 2 : 130 tot 160 , 800 stappen</text:p>
      <text:p text:style-name="P2">schijf 3: <text:s/>130 tot 160 , 1200 stappen</text:p>
      <text:p text:style-name="P2">schijf 4: 120 tot 130 , 1600 stappen</text:p>
      <text:p text:style-name="P2">schijf 5: 100 tot 120 , 2000 stappen</text:p>
      <text:p text:style-name="P2">schijf 6: 60 tot 100 <text:s text:c="2"/>, 2400 stappen</text:p>
      <text:p text:style-name="P2">schijf 7: 0 tot 60 <text:s text:c="6"/>, 2800 stappen</text:p>
      <text:p text:style-name="P2">schijf 8: nulpunt<text:tab/> <text:s text:c="4"/>,(3200 stappen totaal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nl" fo:country="NL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nl" fo:country="NL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28T13:20:37.587828458</meta:creation-date>
    <dc:date>2021-01-28T13:48:47.418470543</dc:date>
    <meta:editing-duration>PT29S</meta:editing-duration>
    <meta:editing-cycles>1</meta:editing-cycles>
    <meta:document-statistic meta:table-count="0" meta:image-count="0" meta:object-count="0" meta:page-count="1" meta:paragraph-count="9" meta:word-count="67" meta:character-count="330" meta:non-whitespace-character-count="258"/>
    <meta:generator>LibreOffice/6.1.5.2$Linux_ARM_EABI LibreOffice_project/10$Build-2</meta:generator>
  </office:meta>
</office:document-meta>
</file>